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orig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" table:formula="of:=-1*[.$B$6]*LN([.C$3])+[.$B4]" office:value-type="float" office:value="0" calcext:value-type="float">
            <text:p>0.00</text:p>
          </table:table-cell>
          <table:table-cell table:style-name="ce1" table:formula="of:=-1*[.$B$6]*LN([.D$3])+[.$B4]" office:value-type="float" office:value="0.421442062631305" calcext:value-type="float">
            <text:p>0.42</text:p>
          </table:table-cell>
          <table:table-cell table:style-name="ce1" table:formula="of:=-1*[.$B$6]*LN([.E$3])+[.$B4]" office:value-type="float" office:value="0.892574205256839" calcext:value-type="float">
            <text:p>0.89</text:p>
          </table:table-cell>
          <table:table-cell table:style-name="ce1" table:formula="of:=-1*[.$B$6]*LN([.F$3])+[.$B4]" office:value-type="float" office:value="1.42669977575493" calcext:value-type="float">
            <text:p>1.43</text:p>
          </table:table-cell>
          <table:table-cell table:style-name="ce1" table:formula="of:=-1*[.$B$6]*LN([.G$3])+[.$B4]" office:value-type="float" office:value="2.04330249506396" calcext:value-type="float">
            <text:p>2.04</text:p>
          </table:table-cell>
          <table:table-cell table:style-name="ce1" table:formula="of:=-1*[.$B$6]*LN([.H$3])+[.$B4]" office:value-type="float" office:value="2.77258872223978" calcext:value-type="float">
            <text:p>2.77</text:p>
          </table:table-cell>
          <table:table-cell table:style-name="ce1" table:formula="of:=-1*[.$B$6]*LN([.I$3])+[.$B4]" office:value-type="float" office:value="3.66516292749662" calcext:value-type="float">
            <text:p>3.67</text:p>
          </table:table-cell>
          <table:table-cell table:style-name="ce1" table:formula="of:=-1*[.$B$6]*LN([.J$3])+[.$B4]" office:value-type="float" office:value="4.81589121730374" calcext:value-type="float">
            <text:p>4.82</text:p>
          </table:table-cell>
          <table:table-cell table:style-name="ce1" table:formula="of:=-1*[.$B$6]*LN([.K$3])+[.$B4]" office:value-type="float" office:value="6.4377516497364" calcext:value-type="float">
            <text:p>6.44</text:p>
          </table:table-cell>
          <table:table-cell table:style-name="ce1" table:formula="of:=-1*[.$B$6]*LN([.L$3])+[.$B4]" office:value-type="float" office:value="9.21034037197618" calcext:value-type="float">
            <text:p>9.21</text:p>
          </table:table-cell>
          <table:table-cell table:style-name="ce1" table:formula="of:=-LOG([.M$3])+[.$B4]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table:style-name="ce1" table:formula="of:=-1*[.$B$6]*LN([.C$3])+[.$B5]" office:value-type="float" office:value="1" calcext:value-type="float">
            <text:p>1.00</text:p>
          </table:table-cell>
          <table:table-cell table:style-name="ce1" table:formula="of:=-1*[.$B$6]*LN([.D$3])+[.$B5]" office:value-type="float" office:value="1.42144206263131" calcext:value-type="float">
            <text:p>1.42</text:p>
          </table:table-cell>
          <table:table-cell table:style-name="ce1" table:formula="of:=-1*[.$B$6]*LN([.E$3])+[.$B5]" office:value-type="float" office:value="1.89257420525684" calcext:value-type="float">
            <text:p>1.89</text:p>
          </table:table-cell>
          <table:table-cell table:style-name="ce1" table:formula="of:=-1*[.$B$6]*LN([.F$3])+[.$B5]" office:value-type="float" office:value="2.42669977575493" calcext:value-type="float">
            <text:p>2.43</text:p>
          </table:table-cell>
          <table:table-cell table:style-name="ce1" table:formula="of:=-1*[.$B$6]*LN([.G$3])+[.$B5]" office:value-type="float" office:value="3.04330249506396" calcext:value-type="float">
            <text:p>3.04</text:p>
          </table:table-cell>
          <table:table-cell table:style-name="ce1" table:formula="of:=-1*[.$B$6]*LN([.H$3])+[.$B5]" office:value-type="float" office:value="3.77258872223978" calcext:value-type="float">
            <text:p>3.77</text:p>
          </table:table-cell>
          <table:table-cell table:style-name="ce1" table:formula="of:=-1*[.$B$6]*LN([.I$3])+[.$B5]" office:value-type="float" office:value="4.66516292749662" calcext:value-type="float">
            <text:p>4.67</text:p>
          </table:table-cell>
          <table:table-cell table:style-name="ce1" table:formula="of:=-1*[.$B$6]*LN([.J$3])+[.$B5]" office:value-type="float" office:value="5.81589121730374" calcext:value-type="float">
            <text:p>5.82</text:p>
          </table:table-cell>
          <table:table-cell table:style-name="ce1" table:formula="of:=-1*[.$B$6]*LN([.K$3])+[.$B5]" office:value-type="float" office:value="7.4377516497364" calcext:value-type="float">
            <text:p>7.44</text:p>
          </table:table-cell>
          <table:table-cell table:style-name="ce1" table:formula="of:=-1*[.$B$6]*LN([.L$3])+[.$B5]" office:value-type="float" office:value="10.2103403719762" calcext:value-type="float">
            <text:p>10.21</text:p>
          </table:table-cell>
          <table:table-cell table:style-name="ce1" table:formula="of:=-LOG([.M$3])+[.$B5]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schMarcus </meta:initial-creator>
    <meta:creation-date>2016-05-01T14:45:15.786372628</meta:creation-date>
    <dc:date>2016-05-01T17:28:25.583860954</dc:date>
    <dc:creator>MenschMarcus </dc:creator>
    <meta:editing-duration>PT2H40M34S</meta:editing-duration>
    <meta:editing-cycles>6</meta:editing-cycles>
    <meta:generator>LibreOffice/4.2.8.2$Linux_X86_64 LibreOffice_project/420m0$Build-2</meta:generator>
    <meta:document-statistic meta:table-count="1" meta:cell-count="41" meta:object-count="0"/>
  </office:meta>
</office:document-meta>
</file>